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fo:break-before="page">
        <style:tab-stops>
          <style:tab-stop style:position="3.052in"/>
          <style:tab-stop style:position="3.0937in"/>
          <style:tab-stop style:position="3.2917in"/>
          <style:tab-stop style:position="4.0626in"/>
        </style:tab-stops>
      </style:paragraph-properties>
      <style:text-properties fo:font-size="14pt" fo:font-weight="bold" officeooo:rsid="0010aa2d" officeooo:paragraph-rsid="0010aa2d" style:font-size-asian="14pt" style:font-weight-asian="bold" style:font-size-complex="14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text-indent="0.3937in" style:auto-text-indent="false" style:page-number="auto" fo:background-color="transparent" style:writing-mode="lr-tb">
        <style:tab-stops>
          <style:tab-stop style:position="3.052in"/>
          <style:tab-stop style:position="3.0937in"/>
          <style:tab-stop style:position="3.2917in"/>
          <style:tab-stop style:position="4.0626in"/>
        </style:tab-stops>
      </style:paragraph-properties>
      <style:text-properties fo:color="#ff0000" loext:opacity="100%" fo:font-size="14pt" officeooo:rsid="0010aa2d" officeooo:paragraph-rsid="001549a5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text-indent="0.3937in" style:auto-text-indent="false" fo:background-color="transparent" style:writing-mode="lr-tb">
        <style:tab-stops>
          <style:tab-stop style:position="3.052in"/>
          <style:tab-stop style:position="3.0937in"/>
          <style:tab-stop style:position="3.2917in"/>
          <style:tab-stop style:position="4.0626in"/>
        </style:tab-stops>
      </style:paragraph-properties>
      <style:text-properties fo:color="#ff0000" loext:opacity="100%" fo:font-size="14pt" officeooo:rsid="0010aa2d" officeooo:paragraph-rsid="00158296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text-indent="0.3937in" style:auto-text-indent="false" fo:background-color="transparent" style:writing-mode="lr-tb">
        <style:tab-stops>
          <style:tab-stop style:position="3.052in"/>
          <style:tab-stop style:position="3.0937in"/>
          <style:tab-stop style:position="3.2917in"/>
          <style:tab-stop style:position="4.0626in"/>
        </style:tab-stops>
      </style:paragraph-properties>
      <style:text-properties fo:color="#ff0000" loext:opacity="100%" fo:font-size="14pt" officeooo:rsid="0010aa2d" officeooo:paragraph-rsid="0010aa2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text-indent="0.3937in" style:auto-text-indent="false" fo:background-color="transparent" style:writing-mode="lr-tb">
        <style:tab-stops>
          <style:tab-stop style:position="3.052in"/>
          <style:tab-stop style:position="3.0937in"/>
          <style:tab-stop style:position="3.2917in"/>
          <style:tab-stop style:position="4.0626in"/>
        </style:tab-stops>
      </style:paragraph-properties>
      <style:text-properties fo:color="#ff0000" loext:opacity="100%" fo:font-size="14pt" officeooo:rsid="00165228" officeooo:paragraph-rsid="00165228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text-indent="0.3937in" style:auto-text-indent="false" fo:background-color="transparent" style:writing-mode="lr-tb">
        <style:tab-stops>
          <style:tab-stop style:position="3.052in"/>
          <style:tab-stop style:position="3.0937in"/>
          <style:tab-stop style:position="3.2917in"/>
          <style:tab-stop style:position="4.0626in"/>
        </style:tab-stops>
      </style:paragraph-properties>
      <style:text-properties fo:color="#ff0000" loext:opacity="100%" fo:font-size="14pt" officeooo:rsid="0018c111" officeooo:paragraph-rsid="0018c111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line-height="120%" fo:text-align="center" style:justify-single-word="false">
        <style:tab-stops>
          <style:tab-stop style:position="2.7917in"/>
          <style:tab-stop style:position="3.0937in"/>
          <style:tab-stop style:position="3.2917in"/>
          <style:tab-stop style:position="4.0626in"/>
        </style:tab-stops>
      </style:paragraph-properties>
    </style:style>
    <style:style style:name="P8" style:family="paragraph" style:parent-style-name="Standard">
      <style:paragraph-properties fo:line-height="120%" fo:text-align="center" style:justify-single-word="false">
        <style:tab-stops>
          <style:tab-stop style:position="2.7917in"/>
          <style:tab-stop style:position="3.0937in"/>
          <style:tab-stop style:position="3.2917in"/>
          <style:tab-stop style:position="4.0626in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3.052in"/>
          <style:tab-stop style:position="3.0937in"/>
          <style:tab-stop style:position="3.2917in"/>
          <style:tab-stop style:position="4.0626in"/>
        </style:tab-stops>
      </style:paragraph-properties>
      <style:text-properties fo:font-size="14pt" officeooo:rsid="00214b40" officeooo:paragraph-rsid="00214b40" style:font-size-asian="14pt" style:font-size-complex="14pt"/>
    </style:style>
    <style:style style:name="P10" style:family="paragraph" style:parent-style-name="Standard">
      <style:paragraph-properties fo:line-height="100%" fo:text-align="center" style:justify-single-word="false">
        <style:tab-stops>
          <style:tab-stop style:position="3.052in"/>
          <style:tab-stop style:position="3.0937in"/>
          <style:tab-stop style:position="3.2917in"/>
          <style:tab-stop style:position="4.0626in"/>
        </style:tab-stops>
      </style:paragraph-properties>
      <style:text-properties fo:font-size="14pt" officeooo:rsid="0023390b" officeooo:paragraph-rsid="0023390b" style:font-size-asian="14pt" style:font-size-complex="14pt"/>
    </style:style>
    <style:style style:name="P11" style:family="paragraph" style:parent-style-name="Standard">
      <style:paragraph-properties fo:line-height="120%" fo:text-align="center" style:justify-single-word="false">
        <style:tab-stops>
          <style:tab-stop style:position="2.7917in"/>
          <style:tab-stop style:position="3.0937in"/>
          <style:tab-stop style:position="3.2917in"/>
          <style:tab-stop style:position="4.0626in"/>
        </style:tab-stops>
      </style:paragraph-properties>
      <style:text-properties fo:color="#000000" loext:opacity="100%" fo:font-size="14pt" style:font-size-asian="14pt" style:font-size-complex="14pt"/>
    </style:style>
    <style:style style:name="P12" style:family="paragraph" style:parent-style-name="Standard">
      <style:paragraph-properties fo:line-height="120%" fo:text-align="center" style:justify-single-word="false">
        <style:tab-stops>
          <style:tab-stop style:position="3.052in"/>
          <style:tab-stop style:position="3.0937in"/>
          <style:tab-stop style:position="3.2917in"/>
          <style:tab-stop style:position="4.0626in"/>
        </style:tab-stops>
      </style:paragraph-properties>
      <style:text-properties fo:color="#000000" loext:opacity="100%" fo:font-size="14pt" style:font-size-asian="14pt" style:font-size-complex="14pt"/>
    </style:style>
    <style:style style:name="P13" style:family="paragraph" style:parent-style-name="Standard">
      <style:paragraph-properties fo:line-height="120%">
        <style:tab-stops>
          <style:tab-stop style:position="2.7917in"/>
          <style:tab-stop style:position="3.0937in"/>
          <style:tab-stop style:position="3.2917in"/>
          <style:tab-stop style:position="4.0626in"/>
        </style:tab-stops>
      </style:paragraph-properties>
      <style:text-properties fo:color="#000000" loext:opacity="100%" fo:font-size="14pt" style:font-size-asian="14pt" style:font-size-complex="14pt"/>
    </style:style>
    <style:style style:name="P14" style:family="paragraph" style:parent-style-name="Standard">
      <style:paragraph-properties fo:line-height="120%" fo:text-align="center" style:justify-single-word="false">
        <style:tab-stops>
          <style:tab-stop style:position="2.7917in"/>
          <style:tab-stop style:position="3.0937in"/>
          <style:tab-stop style:position="3.2917in"/>
          <style:tab-stop style:position="4.0626in"/>
        </style:tab-stops>
      </style:paragraph-properties>
      <style:text-properties fo:color="#000000" loext:opacity="100%"/>
    </style:style>
    <style:style style:name="P15" style:family="paragraph" style:parent-style-name="Standard">
      <style:paragraph-properties fo:line-height="120%" fo:text-align="center" style:justify-single-word="false">
        <style:tab-stops>
          <style:tab-stop style:position="2.7917in"/>
          <style:tab-stop style:position="3.0937in"/>
          <style:tab-stop style:position="3.2917in"/>
          <style:tab-stop style:position="4.0626in"/>
        </style:tab-stops>
      </style:paragraph-properties>
      <style:text-properties fo:color="#000000" loext:opacity="100%" officeooo:paragraph-rsid="000d59ae"/>
    </style:style>
    <style:style style:name="P16" style:family="paragraph" style:parent-style-name="Standard">
      <style:paragraph-properties fo:line-height="120%" fo:text-align="center" style:justify-single-word="false">
        <style:tab-stops>
          <style:tab-stop style:position="3.052in"/>
          <style:tab-stop style:position="3.0937in"/>
          <style:tab-stop style:position="3.2917in"/>
          <style:tab-stop style:position="4.0626in"/>
        </style:tab-stops>
      </style:paragraph-properties>
      <style:text-properties fo:color="#000000" loext:opacity="10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0035f" style:font-size-asian="14pt" style:font-size-complex="14pt"/>
    </style:style>
    <style:style style:name="T3" style:family="text">
      <style:text-properties fo:font-size="14pt" officeooo:rsid="0010aa2d" style:font-size-asian="14pt" style:font-size-complex="14pt"/>
    </style:style>
    <style:style style:name="T4" style:family="text">
      <style:text-properties fo:font-size="14pt" officeooo:rsid="001dffe8" style:font-size-asian="14pt" style:font-size-complex="14pt"/>
    </style:style>
    <style:style style:name="T5" style:family="text">
      <style:text-properties fo:font-size="14pt" officeooo:rsid="000d59ae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fo:font-weight="bold" officeooo:rsid="0020035f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officeooo:rsid="000d59ae" style:font-size-asian="14pt" style:font-size-complex="14pt"/>
    </style:style>
    <style:style style:name="T9" style:family="text">
      <style:text-properties fo:font-size="14pt" fo:language="en" fo:country="US" officeooo:rsid="0020035f" style:font-size-asian="14pt" style:font-size-complex="14pt"/>
    </style:style>
    <style:style style:name="T10" style:family="text">
      <style:text-properties fo:color="#ff0000" loext:opacity="100%" fo:font-size="14pt" fo:language="en" fo:country="US" fo:font-weight="bold" officeooo:rsid="0020035f" style:font-size-asian="14pt" style:font-weight-asian="bold" style:font-size-complex="14pt" style:font-weight-complex="bold"/>
    </style:style>
    <style:style style:name="T11" style:family="text">
      <style:text-properties fo:color="#ff0000" loext:opacity="100%" fo:font-size="14pt" fo:language="en" fo:country="US" style:font-size-asian="14pt" style:font-size-complex="14pt"/>
    </style:style>
    <style:style style:name="T12" style:family="text">
      <style:text-properties fo:color="#ff0000" loext:opacity="100%" fo:font-size="14pt" fo:language="en" fo:country="US" officeooo:rsid="0020035f" style:font-size-asian="14pt" style:font-size-complex="14pt"/>
    </style:style>
    <style:style style:name="T13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ff0000" loext:opacity="100%" fo:font-size="14pt" style:font-size-asian="14pt" style:font-size-complex="14pt"/>
    </style:style>
    <style:style style:name="T15" style:family="text">
      <style:text-properties fo:color="#ff0000" loext:opacity="100%" fo:font-size="14pt" officeooo:rsid="0010aa2d" style:font-size-asian="14pt" style:font-size-complex="14pt"/>
    </style:style>
    <style:style style:name="T16" style:family="text">
      <style:text-properties fo:color="#ff0000" loext:opacity="100%" fo:font-size="14pt" officeooo:rsid="000d59ae" style:font-size-asian="14pt" style:font-size-complex="14pt"/>
    </style:style>
    <style:style style:name="T17" style:family="text">
      <style:text-properties fo:color="#ff0000" loext:opacity="100%" fo:font-size="14pt" officeooo:rsid="001dffe8" style:font-size-asian="14pt" style:font-size-complex="14pt"/>
    </style:style>
    <style:style style:name="T18" style:family="text">
      <style:text-properties fo:color="#ff0000" loext:opacity="100%" fo:font-size="14pt" officeooo:rsid="0020035f" style:font-size-asian="14pt" style:font-size-complex="14pt"/>
    </style:style>
    <style:style style:name="T19" style:family="text">
      <style:text-properties style:use-window-font-color="true" loext:opacity="0%" fo:font-size="14pt" fo:language="en" fo:country="US" officeooo:rsid="000d59ae" style:font-size-asian="14pt" style:font-size-complex="14pt"/>
    </style:style>
    <style:style style:name="T20" style:family="text">
      <style:text-properties style:font-name="Liberation Serif"/>
    </style:style>
    <style:style style:name="T21" style:family="text">
      <style:text-properties officeooo:rsid="001549a5"/>
    </style:style>
    <style:style style:name="T22" style:family="text">
      <style:text-properties officeooo:rsid="00158296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18c1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7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7" loext:marker-style-name="T1"><text:span text:style-name="T1">«КРЫМСКИЙ ФЕДЕРАЛЬНЫЙ УНИВЕРСИТЕТ им. В. И. ВЕРНАДСКОГО»</text:span><text:span text:style-name="T1"/></text:p>
      <text:p text:style-name="P7" loext:marker-style-name="T1"><text:span text:style-name="T1">ФИЗИКО-ТЕХНИЧЕСКИЙ ИНСТИТУТ</text:span><text:span text:style-name="T1"/></text:p>
      <text:p text:style-name="P7" loext:marker-style-name="T1"><text:span text:style-name="T1">Кафедра компьютерной инженерии и моделирования</text:span><text:span text:style-name="T1"/></text:p>
      <text:p text:style-name="P8" loext:marker-style-name="T1"/>
      <text:p text:style-name="P8" loext:marker-style-name="T1"/>
      <text:p text:style-name="P8" loext:marker-style-name="T1"/>
      <text:p text:style-name="P11"/>
      <text:p text:style-name="P13"/>
      <text:p text:style-name="P14"><text:span text:style-name="T6">ОТЧЕТ ПО ПРАКТИЧЕСКОМУ ЗАДАНИЮ №</text:span><text:span text:style-name="T7">1</text:span></text:p>
      <text:p text:style-name="P14"><text:span text:style-name="T6">«Императивная, процедурная и обьектно-ориентированная парадигма программирования»</text:span></text:p>
      <text:p text:style-name="P11"/>
      <text:p text:style-name="P11"/>
      <text:p text:style-name="P11"/>
      <text:p text:style-name="P14"><text:span text:style-name="T1">Практическая работа</text:span></text:p>
      <text:p text:style-name="P14"><text:span text:style-name="T1">по дисциплине «</text:span><text:span text:style-name="T3">Парадигмы программирования</text:span><text:span text:style-name="T1">» </text:span></text:p>
      <text:p text:style-name="P14"><text:span text:style-name="T1">студента </text:span><text:span text:style-name="T2">3</text:span><text:span text:style-name="T1"> курса группы ПИ-б-о-2</text:span><text:span text:style-name="T2">31</text:span><text:span text:style-name="T8">(</text:span><text:span text:style-name="T9">2</text:span><text:span text:style-name="T8">)</text:span></text:p>
      <text:p text:style-name="P11">Аметов Кемран Ленверович</text:p>
      <text:p text:style-name="P11"/>
      <text:p text:style-name="P15"><text:span text:style-name="T1"><text:s/></text:span><text:span text:style-name="T2">09</text:span><text:span text:style-name="T4">.</text:span><text:span text:style-name="T2">04</text:span><text:span text:style-name="T4">.</text:span><text:span text:style-name="T2">03</text:span><text:span text:style-name="T1"> «</text:span><text:span text:style-name="T5">Программная инженерия</text:span><text:span text:style-name="T1">» </text:span></text:p>
      <text:p text:style-name="P11"/>
      <text:p text:style-name="P11"/>
      <text:p text:style-name="P13"/>
      <text:p text:style-name="P13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6"><text:span text:style-name="T1">Симферополь, </text:span><text:span text:style-name="T2">2025</text:span></text:p>
      <text:p text:style-name="P1">Ход работы</text:p>
      <text:p text:style-name="P9">#Zadacha</text:p>
      <text:p text:style-name="P9">Вывевсти срений бал студентов у которыэ возраст меньше 19</text:p>
      <text:p text:style-name="P10">Дополнить 3 файла</text:p>
      <text:p text:style-name="P10">вывести макс балл студентов у которых возраст больше 19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3819in" fo:margin-right="0.1118in" fo:margin-top="0in" fo:margin-bottom="0.1543in" style:contextual-spacing="false" fo:hyphenation-ladder-count="no-limit" fo:text-indent="0in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06:54:49.996294048</meta:creation-date>
    <dc:language>en-US</dc:language>
    <meta:editing-cycles>1</meta:editing-cycles>
    <meta:editing-duration>P0D</meta:editing-duration>
    <meta:generator>LibreOffice/24.2.7.2$Linux_X86_64 LibreOffice_project/420$Build-2</meta:generator>
    <meta:document-statistic meta:table-count="0" meta:image-count="0" meta:object-count="0" meta:page-count="2" meta:paragraph-count="18" meta:word-count="82" meta:character-count="711" meta:non-whitespace-character-count="643"/>
    <meta:template xlink:type="simple" xlink:actuate="onRequest" xlink:title="Normal.dotm" xlink:href=""/>
  </office:meta>
</office:document-meta>
</file>